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a6907"/>
    </style:style>
    <style:style style:name="P2" style:family="paragraph" style:parent-style-name="Text_20_body">
      <style:text-properties officeooo:paragraph-rsid="000a6907"/>
    </style:style>
    <style:style style:name="P3" style:family="paragraph" style:parent-style-name="Heading_20_3">
      <style:text-properties officeooo:rsid="000bba67" officeooo:paragraph-rsid="000bba67"/>
    </style:style>
    <style:style style:name="P4" style:family="paragraph" style:parent-style-name="Heading_20_3">
      <style:paragraph-properties fo:break-before="page"/>
      <style:text-properties officeooo:rsid="000bba67" officeooo:paragraph-rsid="000bba67"/>
    </style:style>
    <style:style style:name="P5" style:family="paragraph" style:parent-style-name="Heading_20_3">
      <style:text-properties officeooo:paragraph-rsid="000bba67"/>
    </style:style>
    <style:style style:name="P6" style:family="paragraph" style:parent-style-name="Standard">
      <style:text-properties officeooo:paragraph-rsid="000bba67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0bba67"/>
    </style:style>
    <style:style style:name="P8" style:family="paragraph" style:parent-style-name="Text_20_body">
      <style:text-properties officeooo:paragraph-rsid="000bba67"/>
    </style:style>
    <style:style style:name="P9" style:family="paragraph" style:parent-style-name="Heading_20_3">
      <style:paragraph-properties fo:break-before="page"/>
      <style:text-properties officeooo:rsid="000bba67" officeooo:paragraph-rsid="000bba67"/>
    </style:style>
    <style:style style:name="P10" style:family="paragraph" style:parent-style-name="Heading_20_3" style:list-style-name="L7">
      <style:paragraph-properties fo:break-before="page"/>
      <style:text-properties officeooo:rsid="000bba67" officeooo:paragraph-rsid="000bba67"/>
    </style:style>
    <style:style style:name="P11" style:family="paragraph" style:parent-style-name="Heading_20_3" style:list-style-name="L7">
      <style:text-properties officeooo:paragraph-rsid="000bba67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officeooo:paragraph-rsid="000a6907"/>
    </style:style>
    <style:style style:name="P13" style:family="paragraph" style:parent-style-name="Text_20_body" style:list-style-name="L1">
      <style:text-properties officeooo:paragraph-rsid="000a6907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officeooo:paragraph-rsid="000bba67"/>
    </style:style>
    <style:style style:name="P15" style:family="paragraph" style:parent-style-name="Text_20_body" style:list-style-name="L1">
      <style:text-properties officeooo:paragraph-rsid="000bba67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officeooo:paragraph-rsid="000a6907"/>
    </style:style>
    <style:style style:name="P17" style:family="paragraph" style:parent-style-name="Text_20_body" style:list-style-name="L3">
      <style:paragraph-properties fo:margin-top="0cm" fo:margin-bottom="0cm" style:contextual-spacing="false"/>
      <style:text-properties officeooo:paragraph-rsid="000a6907"/>
    </style:style>
    <style:style style:name="P18" style:family="paragraph" style:parent-style-name="Text_20_body" style:list-style-name="L3">
      <style:text-properties officeooo:paragraph-rsid="000a6907"/>
    </style:style>
    <style:style style:name="P19" style:family="paragraph" style:parent-style-name="Text_20_body" style:list-style-name="L4">
      <style:text-properties officeooo:paragraph-rsid="000a6907"/>
    </style:style>
    <style:style style:name="P20" style:family="paragraph" style:parent-style-name="Text_20_body" style:list-style-name="L5">
      <style:paragraph-properties fo:margin-top="0cm" fo:margin-bottom="0cm" style:contextual-spacing="false"/>
      <style:text-properties officeooo:paragraph-rsid="000bba67"/>
    </style:style>
    <style:style style:name="P21" style:family="paragraph" style:parent-style-name="Text_20_body" style:list-style-name="L6">
      <style:paragraph-properties fo:margin-top="0cm" fo:margin-bottom="0cm" style:contextual-spacing="false"/>
      <style:text-properties officeooo:paragraph-rsid="000bba67"/>
    </style:style>
    <style:style style:name="P22" style:family="paragraph" style:parent-style-name="Text_20_body" style:list-style-name="L6">
      <style:text-properties officeooo:paragraph-rsid="000bba67"/>
    </style:style>
    <style:style style:name="P23" style:family="paragraph" style:parent-style-name="Text_20_body" style:list-style-name="L7">
      <style:text-properties officeooo:paragraph-rsid="000bba67"/>
    </style:style>
    <style:style style:name="P24" style:family="paragraph" style:parent-style-name="Text_20_body" style:list-style-name="L7">
      <style:paragraph-properties fo:margin-top="0cm" fo:margin-bottom="0cm" style:contextual-spacing="false"/>
      <style:text-properties officeooo:paragraph-rsid="000bba67"/>
    </style:style>
    <style:style style:name="T1" style:family="text">
      <style:text-properties officeooo:rsid="000c906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Adam Mariane : 0149406163 pas de réponses : 2 appels <text:span text:style-name="T1">sans réponse </text:span>à 15h15 le 5/12</text:h>
      <text:h text:style-name="P1" text:outline-level="3">Sur l'attitude et le comportement de l'élève :</text:h>
      <text:list xml:id="list2966092071" text:style-name="L1">
        <text:list-item>
          <text:p text:style-name="P12"><text:span text:style-name="Strong_20_Emphasis">Comment se comporte l'élève dans votre structure ?</text:span> (Initiative, ponctualité, sérieux) </text:p>
          <text:p text:style-name="P12"/>
        </text:list-item>
        <text:list-item>
          <text:p text:style-name="P12"><text:span text:style-name="Strong_20_Emphasis">L'élève s'intègre-t-il bien avec l'équipe ?</text:span> </text:p>
          <text:p text:style-name="P12"/>
        </text:list-item>
        <text:list-item>
          <text:p text:style-name="P12"><text:span text:style-name="Strong_20_Emphasis">Est-il curieux et pose-t-il des questions pertinentes ?</text:span> </text:p>
          <text:p text:style-name="P12"/>
        </text:list-item>
        <text:list-item>
          <text:p text:style-name="P13"><text:span text:style-name="Strong_20_Emphasis">Est-il motivé et impliqué dans les tâches confiées ?</text:span> </text:p>
          <text:p text:style-name="P13"/>
        </text:list-item>
      </text:list>
      <text:h text:style-name="P1" text:outline-level="3">Sur les tâches effectuées :</text:h>
      <text:list text:style-name="L2">
        <text:list-item>
          <text:p text:style-name="P16"><text:span text:style-name="Strong_20_Emphasis">Quelles sont les principales activités ou tâches confiées à l'élève ?</text:span> </text:p>
          <text:p text:style-name="P16"/>
        </text:list-item>
        <text:list-item>
          <text:p text:style-name="P16"><text:span text:style-name="Strong_20_Emphasis">L'élève semble-t-il comprendre les consignes et les responsabilités qu'on lui donne ?</text:span> </text:p>
          <text:p text:style-name="P16"/>
        </text:list-item>
      </text:list>
      <text:h text:style-name="P1" text:outline-level="3">Sur l’expérience globale :</text:h>
      <text:list text:style-name="L3">
        <text:list-item>
          <text:p text:style-name="P17"><text:span text:style-name="Strong_20_Emphasis">Comment décririez-vous son attitude générale envers cette expérience de stage ?</text:span> </text:p>
          <text:p text:style-name="P17"/>
        </text:list-item>
        <text:list-item>
          <text:p text:style-name="P18"><text:span text:style-name="Strong_20_Emphasis">Auriez-vous des conseils ou des retours à lui transmettre pour de futures expériences professionnelles ?</text:span> </text:p>
          <text:p text:style-name="P18"/>
        </text:list-item>
      </text:list>
      <text:h text:style-name="P1" text:outline-level="3">Complémentaire :</text:h>
      <text:list text:style-name="L4">
        <text:list-item>
          <text:p text:style-name="P19"><text:span text:style-name="Strong_20_Emphasis">Y a-t-il des anecdotes ou des moments marquants depuis le début du stage ?</text:span> </text:p>
        </text:list-item>
      </text:list>
      <text:p text:style-name="P2"/>
      <text:h text:style-name="P5" text:outline-level="3"/>
      <text:h text:style-name="P4" text:outline-level="3">Chloé : 06 35 78 31 63 : 2 appels sans réponses à 15h17</text:h>
      <text:h text:style-name="P5" text:outline-level="3">Sur l'attitude et le comportement de l'élève :</text:h>
      <text:list xml:id="list154635910070219" text:continue-list="list2966092071" text:style-name="L1">
        <text:list-item>
          <text:p text:style-name="P14"><text:span text:style-name="Strong_20_Emphasis">Comment se comporte l'élève dans votre structure ?</text:span> (Initiative, ponctualité, sérieux) </text:p>
        </text:list-item>
      </text:list>
      <text:p text:style-name="P7"/>
      <text:list xml:id="list154635383426621" text:continue-numbering="true" text:style-name="L1">
        <text:list-item>
          <text:p text:style-name="P14"><text:span text:style-name="Strong_20_Emphasis">L'élève s'intègre-t-il bien avec l'équipe ?</text:span> </text:p>
          <text:p text:style-name="P14"/>
        </text:list-item>
        <text:list-item>
          <text:p text:style-name="P14"><text:span text:style-name="Strong_20_Emphasis">Est-il curieux et pose-t-il des questions pertinentes ?</text:span> </text:p>
          <text:p text:style-name="P14"/>
        </text:list-item>
        <text:list-item>
          <text:p text:style-name="P15"><text:span text:style-name="Strong_20_Emphasis">Est-il motivé et impliqué dans les tâches confiées ?</text:span> </text:p>
          <text:p text:style-name="P15"/>
        </text:list-item>
      </text:list>
      <text:h text:style-name="P5" text:outline-level="3">Sur les tâches effectuées :</text:h>
      <text:list text:style-name="L5">
        <text:list-item>
          <text:p text:style-name="P20"><text:span text:style-name="Strong_20_Emphasis">Quelles sont les principales activités ou tâches confiées à l'élève ?</text:span> </text:p>
          <text:p text:style-name="P20"/>
        </text:list-item>
        <text:list-item>
          <text:p text:style-name="P20"><text:span text:style-name="Strong_20_Emphasis">L'élève semble-t-il comprendre les consignes et les responsabilités qu'on lui donne ?</text:span> </text:p>
          <text:p text:style-name="P20"/>
        </text:list-item>
      </text:list>
      <text:h text:style-name="P5" text:outline-level="3">Sur l’expérience globale :</text:h>
      <text:list text:style-name="L6">
        <text:list-item>
          <text:p text:style-name="P21"><text:span text:style-name="Strong_20_Emphasis">Comment décririez-vous son attitude générale envers cette expérience de stage ?</text:span> </text:p>
          <text:p text:style-name="P21"/>
        </text:list-item>
        <text:list-item>
          <text:p text:style-name="P22"><text:span text:style-name="Strong_20_Emphasis">Auriez-vous des conseils ou des retours à lui transmettre pour de futures expériences professionnelles ?</text:span> </text:p>
          <text:p text:style-name="P22"/>
        </text:list-item>
      </text:list>
      <text:h text:style-name="P5" text:outline-level="3">Complémentaire :</text:h>
      <text:list xml:id="list3080415243" text:style-name="L7">
        <text:list-item>
          <text:p text:style-name="P23"><text:span text:style-name="Strong_20_Emphasis">Y a-t-il des anecdotes ou des moments marquants depuis le début du stage ?</text:span> </text:p>
        </text:list-item>
      </text:list>
      <text:p text:style-name="P8"/>
      <text:list xml:id="list154636646609067" text:continue-numbering="true" text:style-name="L7">
        <text:list-item>
          <text:list>
            <text:list-item>
              <text:list>
                <text:list-header>
                  <text:h text:style-name="P11" text:outline-level="3"/>
                </text:list-header>
              </text:list>
            </text:list-item>
          </text:list>
        </text:list-item>
      </text:list>
      <text:h text:style-name="P5" text:outline-level="3"/>
      <text:h text:style-name="P4" text:outline-level="3">Jonathan : 01 48 23 07 80 : 2 appels sans réponse le 5/12 à 15h23</text:h>
      <text:list xml:id="list154634955680733" text:continue-numbering="true" text:style-name="L7">
        <text:list-item>
          <text:h text:style-name="P11" text:outline-level="3">Sur l'attitude et le comportement de l'élève :</text:h>
        </text:list-item>
        <text:list-item>
          <text:p text:style-name="P24"><text:span text:style-name="Strong_20_Emphasis">Comment se comporte l'élève dans votre structure ?</text:span> (Initiative, ponctualité, sérieux) </text:p>
          <text:p text:style-name="P24"/>
        </text:list-item>
        <text:list-item>
          <text:p text:style-name="P24"><text:span text:style-name="Strong_20_Emphasis">L'élève s'intègre-t-il bien avec l'équipe ?</text:span> </text:p>
          <text:p text:style-name="P24"/>
        </text:list-item>
        <text:list-item>
          <text:p text:style-name="P24"><text:span text:style-name="Strong_20_Emphasis">Est-il curieux et pose-t-il des questions pertinentes ?</text:span> </text:p>
          <text:p text:style-name="P24"/>
        </text:list-item>
        <text:list-item>
          <text:p text:style-name="P23"><text:span text:style-name="Strong_20_Emphasis">Est-il motivé et impliqué dans les tâches confiées ?</text:span> </text:p>
          <text:p text:style-name="P23"/>
          <text:list>
            <text:list-item>
              <text:list>
                <text:list-header>
                  <text:h text:style-name="P11" text:outline-level="3">Sur les tâches effectuées :</text:h>
                </text:list-header>
              </text:list>
            </text:list-item>
          </text:list>
        </text:list-item>
        <text:list-item>
          <text:p text:style-name="P24"><text:span text:style-name="Strong_20_Emphasis">Quelles sont les principales activités ou tâches confiées à l'élève ?</text:span> </text:p>
          <text:p text:style-name="P24"/>
        </text:list-item>
        <text:list-item>
          <text:p text:style-name="P24"><text:span text:style-name="Strong_20_Emphasis">L'élève semble-t-il comprendre les consignes et les responsabilités qu'on lui donne ?</text:span> </text:p>
          <text:p text:style-name="P24"/>
          <text:list>
            <text:list-item>
              <text:list>
                <text:list-header>
                  <text:h text:style-name="P11" text:outline-level="3">Sur l’expérience globale :</text:h>
                </text:list-header>
              </text:list>
            </text:list-item>
          </text:list>
        </text:list-item>
        <text:list-item>
          <text:p text:style-name="P24"><text:span text:style-name="Strong_20_Emphasis">Comment décririez-vous son attitude générale envers cette expérience de stage ?</text:span> </text:p>
          <text:p text:style-name="P24"/>
        </text:list-item>
        <text:list-item>
          <text:p text:style-name="P23"><text:span text:style-name="Strong_20_Emphasis">Auriez-vous des conseils ou des retours à lui transmettre pour de futures expériences professionnelles ?</text:span> </text:p>
          <text:p text:style-name="P23"/>
          <text:list>
            <text:list-item>
              <text:list>
                <text:list-header>
                  <text:h text:style-name="P11" text:outline-level="3">Complémentaire :</text:h>
                </text:list-header>
              </text:list>
            </text:list-item>
          </text:list>
        </text:list-item>
        <text:list-item>
          <text:p text:style-name="P23"><text:span text:style-name="Strong_20_Emphasis">Y a-t-il des anecdotes ou des moments marquants depuis le début du stage ?</text:span> </text:p>
        </text:list-item>
      </text:list>
      <text:p text:style-name="P6"/>
      <text:list xml:id="list154635217045312" text:continue-numbering="true" text:style-name="L7">
        <text:list-item>
          <text:list>
            <text:list-item>
              <text:list>
                <text:list-header>
                  <text:h text:style-name="P10" text:outline-level="3">Enzo : 06 72 36 65 99 : 2 appels sans réponse le 5/12 à 15h25</text:h>
                </text:list-header>
                <text:list-item>
                  <text:h text:style-name="P11" text:outline-level="3">Sur l'attitude et le comportement de l'élève :</text:h>
                </text:list-item>
              </text:list>
            </text:list-item>
          </text:list>
        </text:list-item>
        <text:list-item>
          <text:p text:style-name="P24"><text:span text:style-name="Strong_20_Emphasis">Comment se comporte l'élève dans votre structure ?</text:span> (Initiative, ponctualité, sérieux) </text:p>
          <text:p text:style-name="P24"/>
        </text:list-item>
        <text:list-item>
          <text:p text:style-name="P24"><text:span text:style-name="Strong_20_Emphasis">L'élève s'intègre-t-il bien avec l'équipe ?</text:span> </text:p>
          <text:p text:style-name="P24"/>
        </text:list-item>
        <text:list-item>
          <text:p text:style-name="P24"><text:span text:style-name="Strong_20_Emphasis">Est-il curieux et pose-t-il des questions pertinentes ?</text:span> </text:p>
          <text:p text:style-name="P24"/>
        </text:list-item>
        <text:list-item>
          <text:p text:style-name="P23"><text:span text:style-name="Strong_20_Emphasis">Est-il motivé et impliqué dans les tâches confiées ?</text:span> </text:p>
          <text:p text:style-name="P23"/>
          <text:list>
            <text:list-item>
              <text:list>
                <text:list-header>
                  <text:h text:style-name="P11" text:outline-level="3">Sur les tâches effectuées :</text:h>
                </text:list-header>
              </text:list>
            </text:list-item>
          </text:list>
        </text:list-item>
        <text:list-item>
          <text:p text:style-name="P24"><text:span text:style-name="Strong_20_Emphasis">Quelles sont les principales activités ou tâches confiées à l'élève ?</text:span> </text:p>
          <text:p text:style-name="P24"/>
        </text:list-item>
        <text:list-item>
          <text:p text:style-name="P24"><text:span text:style-name="Strong_20_Emphasis">L'élève semble-t-il comprendre les consignes et les responsabilités qu'on lui donne ?</text:span> </text:p>
          <text:p text:style-name="P24"/>
          <text:list>
            <text:list-item>
              <text:list>
                <text:list-header>
                  <text:h text:style-name="P11" text:outline-level="3">Sur l’expérience globale :</text:h>
                </text:list-header>
              </text:list>
            </text:list-item>
          </text:list>
        </text:list-item>
        <text:list-item>
          <text:p text:style-name="P24"><text:span text:style-name="Strong_20_Emphasis">Comment décririez-vous son attitude générale envers cette expérience de stage ?</text:span> </text:p>
          <text:p text:style-name="P24"/>
        </text:list-item>
        <text:list-item>
          <text:p text:style-name="P23"><text:span text:style-name="Strong_20_Emphasis">Auriez-vous des conseils ou des retours à lui transmettre pour de futures expériences professionnelles ?</text:span> </text:p>
          <text:p text:style-name="P23"/>
          <text:list>
            <text:list-item>
              <text:list>
                <text:list-header>
                  <text:h text:style-name="P11" text:outline-level="3">Complémentaire :</text:h>
                </text:list-header>
              </text:list>
            </text:list-item>
          </text:list>
        </text:list-item>
        <text:list-item>
          <text:p text:style-name="P23"><text:span text:style-name="Strong_20_Emphasis">Y a-t-il des anecdotes ou des moments marquants depuis le début du stage ?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5:05:09.676000000</meta:creation-date>
    <dc:date>2024-12-05T15:46:34.390000000</dc:date>
    <meta:editing-duration>PT30M19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4" meta:paragraph-count="56" meta:word-count="564" meta:character-count="3441" meta:non-whitespace-character-count="2935"/>
  </office:meta>
</office:document-meta>
</file>